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 style:master-page-name="master_5f_left_20_page">
      <style:paragraph-properties style:page-number="auto"/>
      <style:text-properties officeooo:paragraph-rsid="002075e7"/>
    </style:style>
    <style:style style:name="P3" style:family="paragraph" style:parent-style-name="Standard">
      <style:paragraph-properties fo:text-align="center" style:justify-single-word="false"/>
      <style:text-properties fo:color="#0066cc" loext:opacity="100%" fo:font-size="40pt" fo:font-style="italic" officeooo:rsid="001eac78" officeooo:paragraph-rsid="002075e7" style:font-size-asian="40pt" style:font-style-asian="italic" style:font-size-complex="4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EZ Studio</text:p>
      <text:p text:style-name="P3">Instrumen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Instrument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Instrument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7" meta:word-count="18" meta:character-count="93" meta:non-whitespace-character-count="8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